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6.594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6.48cm" fo:min-width="6.6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365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6.649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5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2.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" draw:id="id2" draw:layer="layout" svg:width="13.1cm" svg:height="17.2cm" svg:x="5.3cm" svg:y="12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4cm" svg:height="1.25cm" svg:x="1.4cm" svg:y="14cm">
          <draw:text-box>
            <text:p>スプリント1</text:p>
          </draw:text-box>
        </draw:frame>
        <draw:line draw:style-name="gr3" draw:text-style-name="P1" draw:layer="layout" svg:x1="11.9cm" svg:y1="35.9cm" svg:x2="11.9cm" svg:y2="37.3cm">
          <text:p/>
        </draw:line>
        <draw:line draw:style-name="gr4" draw:text-style-name="P1" draw:layer="layout" svg:x1="11.9cm" svg:y1="34.5cm" svg:x2="11.9cm" svg:y2="36cm">
          <text:p/>
        </draw:line>
        <draw:custom-shape draw:style-name="gr5" draw:text-style-name="P4" xml:id="id11" draw:id="id11" draw:layer="layout" svg:width="2.6cm" svg:height="1.2cm" svg:x="5cm" svg:y="31.8cm">
          <text:p text:style-name="P3"><text:span text:style-name="T1">運用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094cm" svg:height="2.5cm" svg:x="8.3cm" svg:y="1.2cm">
          <text:p text:style-name="P5"><text:span text:style-name="T1">・チームメンバーを決める</text:span></text:p>
          <text:p text:style-name="P5"><text:span text:style-name="T1">・スクラムマスターを決める</text:span></text:p>
          <text:p text:style-name="P5"><text:span text:style-name="T1">・その他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4cm" svg:height="1.25cm" svg:x="5cm" svg:y="1.95cm">
          <draw:text-box>
            <text:p>キックオフ</text:p>
          </draw:text-box>
        </draw:frame>
        <draw:custom-shape draw:style-name="gr7" draw:text-style-name="P6" xml:id="id1" draw:id="id1" draw:layer="layout" svg:width="7.127cm" svg:height="6.73cm" svg:x="8.3cm" svg:y="4.599cm">
          <text:p text:style-name="P5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8.1cm" svg:height="1.25cm" svg:x="2.4cm" svg:y="5.449cm">
          <draw:text-box>
            <text:p>リリースプランニング</text:p>
          </draw:text-box>
        </draw:frame>
        <draw:frame draw:style-name="gr8" draw:text-style-name="P2" draw:layer="layout" svg:width="5.4cm" svg:height="1.615cm" svg:x="6.4cm" svg:y="13.35cm">
          <draw:text-box>
            <text:p>スプリント</text:p>
            <text:p>プランニング</text:p>
          </draw:text-box>
        </draw:frame>
        <draw:custom-shape draw:style-name="gr9" draw:text-style-name="P6" draw:layer="layout" svg:width="7.149cm" svg:height="2.5cm" svg:x="10.4cm" svg:y="12.7cm">
          <text:p text:style-name="P5"><text:span text:style-name="T1">・全体仕様書の見直し</text:span></text:p>
          <text:p text:style-name="P5"><text:span text:style-name="T1">・プロダクトバックログアイテムの選択</text:span></text:p>
          <text:p text:style-name="P5"><text:span text:style-name="T1">・詳細設計 </text:span><text:span text:style-name="T1">(</text:span><text:span text:style-name="T1">詳細仕様書の作成</text:span><text:span text:style-name="T1">)</text:span></text:p>
          <text:p text:style-name="P5"><text:span text:style-name="T1">・スプリントバックログの作成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5.4cm" svg:height="1.615cm" svg:x="5.6cm" svg:y="16.75cm">
          <draw:text-box>
            <text:p>デイリースクラム</text:p>
            <text:p>ミーティング</text:p>
          </draw:text-box>
        </draw:frame>
        <draw:custom-shape draw:style-name="gr5" draw:text-style-name="P6" xml:id="id3" draw:id="id3" draw:layer="layout" svg:width="5.5cm" svg:height="2.5cm" svg:x="10.4cm" svg:y="16.1cm">
          <text:p text:style-name="P5"><text:span text:style-name="T1">・現状報告</text:span></text:p>
          <text:p text:style-name="P5"><text:span text:style-name="T1">・スコープ確認</text:span></text:p>
          <text:p text:style-name="P5"><text:span text:style-name="T1">・スケジュール確認</text:span></text:p>
          <text:p text:style-name="P5"><text:span text:style-name="T1">・作業内容確認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1.25cm" svg:x="7.3cm" svg:y="20.149cm">
          <draw:text-box>
            <text:p>開発作業</text:p>
          </draw:text-box>
        </draw:frame>
        <draw:custom-shape draw:style-name="gr5" draw:text-style-name="P6" xml:id="id4" draw:id="id4" draw:layer="layout" svg:width="5.5cm" svg:height="2.5cm" svg:x="10.4cm" svg:y="19.5cm">
          <text:p text:style-name="P5"><text:span text:style-name="T1">・コーディング</text:span></text:p>
          <text:p text:style-name="P5"><text:span text:style-name="T1">・テスト</text:span></text:p>
          <text:p text:style-name="P5"><text:span text:style-name="T1">・ドキュメント作成</text:span></text:p>
          <text:p text:style-name="P5"><text:span text:style-name="T1">・リポジトリ更新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7" draw:id="id7" draw:layer="layout" svg:width="5.5cm" svg:height="1.4cm" svg:x="10.4cm" svg:y="23cm">
          <text:p text:style-name="P3"><text:span text:style-name="T2">スプリントレビュ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5" draw:id="id5" draw:layer="layout" svg:width="5.5cm" svg:height="1.4cm" svg:x="10.399cm" svg:y="25.199cm">
          <text:p text:style-name="P3"><text:span text:style-name="T2">レトロスペクティ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6" draw:id="id6" draw:layer="layout" svg:width="5.5cm" svg:height="1.4cm" svg:x="10.398cm" svg:y="27.498cm">
          <text:p text:style-name="P3"><text:span text:style-name="T2">リリー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863cm" svg:y1="11.329cm" svg:x2="11.85cm" svg:y2="12.4cm" draw:start-shape="id1" draw:start-glue-point="2" draw:end-shape="id2" draw:end-glue-point="0" svg:d="M11863 11329v536h-13v535" svg:viewBox="0 0 14 1072">
          <text:p/>
        </draw:connector>
        <draw:connector draw:style-name="gr3" draw:text-style-name="P1" draw:layer="layout" svg:x1="13.15cm" svg:y1="18.6cm" svg:x2="13.15cm" svg:y2="19.5cm" draw:start-shape="id3" draw:start-glue-point="2" draw:end-shape="id4" draw:end-glue-point="0" svg:d="M13150 18600v900" svg:viewBox="0 0 1 901">
          <text:p/>
        </draw:connector>
        <draw:connector draw:style-name="gr3" draw:text-style-name="P1" draw:layer="layout" svg:x1="13.149cm" svg:y1="26.599cm" svg:x2="13.148cm" svg:y2="27.498cm" draw:start-shape="id5" draw:start-glue-point="2" draw:end-shape="id6" draw:end-glue-point="0" svg:d="M13149 26599v450h-1v449" svg:viewBox="0 0 2 900">
          <text:p/>
        </draw:connector>
        <draw:connector draw:style-name="gr3" draw:text-style-name="P1" draw:layer="layout" svg:x1="13.15cm" svg:y1="22cm" svg:x2="13.15cm" svg:y2="23cm" draw:start-shape="id4" draw:start-glue-point="2" draw:end-shape="id7" draw:end-glue-point="0" svg:d="M13150 22000v1000" svg:viewBox="0 0 1 1001">
          <text:p/>
        </draw:connector>
        <draw:connector draw:style-name="gr3" draw:text-style-name="P1" draw:layer="layout" svg:x1="13.15cm" svg:y1="24.4cm" svg:x2="13.149cm" svg:y2="25.199cm" draw:start-shape="id7" draw:start-glue-point="2" draw:end-shape="id5" draw:end-glue-point="0" svg:d="M13150 24400v400h-1v399" svg:viewBox="0 0 2 800">
          <text:p/>
        </draw:connector>
        <draw:connector draw:style-name="gr3" draw:text-style-name="P1" draw:layer="layout" svg:x1="15.9cm" svg:y1="20.75cm" svg:x2="15.9cm" svg:y2="17.35cm" draw:start-shape="id4" draw:start-glue-point="1" draw:end-shape="id3" draw:end-glue-point="1" svg:d="M15900 20750h501v-3400h-501" svg:viewBox="0 0 502 3401">
          <text:p/>
        </draw:connector>
        <draw:custom-shape draw:style-name="gr5" draw:text-style-name="P7" xml:id="id8" draw:id="id8" draw:layer="layout" svg:width="5.5cm" svg:height="1.4cm" svg:x="9.1cm" svg:y="31.7cm">
          <text:p text:style-name="P3"><text:span text:style-name="T2">スプリント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9" draw:id="id9" draw:layer="layout" svg:width="5.5cm" svg:height="1.4cm" svg:x="9.1cm" svg:y="37.3cm">
          <text:p text:style-name="P3"><text:span text:style-name="T2">スプリント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85cm" svg:y1="29.6cm" svg:x2="11.85cm" svg:y2="31.7cm" draw:start-shape="id2" draw:start-glue-point="2" draw:end-shape="id8" draw:end-glue-point="0" svg:d="M11850 29600v2100" svg:viewBox="0 0 1 2101">
          <text:p/>
        </draw:connector>
        <draw:custom-shape draw:style-name="gr5" draw:text-style-name="P7" xml:id="id10" draw:id="id10" draw:layer="layout" svg:width="5.5cm" svg:height="1.4cm" svg:x="9.1cm" svg:y="40.1cm">
          <text:p text:style-name="P3"><text:span text:style-name="T2">クロージン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1.852cm" svg:y1="33.1cm" svg:x2="11.852cm" svg:y2="34.5cm">
          <text:p/>
        </draw:line>
        <draw:connector draw:style-name="gr3" draw:text-style-name="P1" draw:layer="layout" svg:x1="11.85cm" svg:y1="38.7cm" svg:x2="11.85cm" svg:y2="40.1cm" draw:start-shape="id9" draw:start-glue-point="2" draw:end-shape="id10" draw:end-glue-point="0" svg:d="M11850 38700v1400" svg:viewBox="0 0 1 1401">
          <text:p/>
        </draw:connector>
        <draw:connector draw:style-name="gr3" draw:text-style-name="P1" draw:layer="layout" svg:x1="11.85cm" svg:y1="29.6cm" svg:x2="6.3cm" svg:y2="31.8cm" draw:start-shape="id2" draw:start-glue-point="2" draw:end-shape="id11" draw:end-glue-point="0" svg:d="M11850 29600v1100h-5550v1100" svg:viewBox="0 0 5551 2201">
          <text:p/>
        </draw:connector>
        <draw:custom-shape draw:style-name="gr11" draw:text-style-name="P4" xml:id="id13" draw:id="id13" draw:layer="layout" svg:width="2.6cm" svg:height="1.2cm" svg:x="5cm" svg:y="40.1cm">
          <text:p text:style-name="P3"><text:span text:style-name="T1">運用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12" draw:id="id12" draw:layer="layout" svg:width="2.6cm" svg:height="1.2cm" svg:x="5cm" svg:y="35cm">
          <text:p text:style-name="P3"><text:span text:style-name="T1">運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45cm" svg:x1="11.85cm" svg:y1="33.1cm" svg:x2="6.3cm" svg:y2="35cm" draw:start-shape="id8" draw:start-glue-point="2" draw:end-shape="id12" draw:end-glue-point="0" svg:d="M11850 33100v500h-5550v1400" svg:viewBox="0 0 5551 1901">
          <text:p/>
        </draw:connector>
        <draw:connector draw:style-name="gr3" draw:text-style-name="P1" draw:layer="layout" draw:line-skew="-0.2cm" svg:x1="11.85cm" svg:y1="38.7cm" svg:x2="6.3cm" svg:y2="40.1cm" draw:start-shape="id9" draw:start-glue-point="2" draw:end-shape="id13" draw:end-glue-point="0" svg:d="M11850 38700v500h-5550v900" svg:viewBox="0 0 5551 1401">
          <text:p/>
        </draw:connector>
        <draw:custom-shape draw:style-name="gr10" draw:text-style-name="P8" draw:layer="layout" svg:width="5.5cm" svg:height="1.4cm" svg:x="9.098cm" svg:y="4.898cm">
          <text:p text:style-name="P3"><text:span text:style-name="T2">要求定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cm" svg:height="1.4cm" svg:x="9.098cm" svg:y="9.398cm">
          <text:p text:style-name="P9"><text:span text:style-name="T1">プロダクトバックログの作成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cm" svg:height="1.4cm" svg:x="9.098cm" svg:y="7.098cm">
          <text:p text:style-name="P3"><text:span text:style-name="T2">全体設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3.151cm" svg:y1="15.199cm" svg:x2="13.15cm" svg:y2="16.098cm" svg:d="M13151 15199v450h-1v449" svg:viewBox="0 0 2 900">
          <text:p/>
        </draw:connector>
        <draw:connector draw:style-name="gr3" draw:text-style-name="P1" draw:layer="layout" svg:x1="11.853cm" svg:y1="6.299cm" svg:x2="11.852cm" svg:y2="7.198cm" svg:d="M11853 6299v450h-1v449" svg:viewBox="0 0 2 900">
          <text:p/>
        </draw:connector>
        <draw:connector draw:style-name="gr3" draw:text-style-name="P1" draw:layer="layout" svg:x1="11.855cm" svg:y1="8.499cm" svg:x2="11.854cm" svg:y2="9.398cm" svg:d="M11855 8499v450h-1v449" svg:viewBox="0 0 2 900">
          <text:p/>
        </draw:connector>
        <draw:connector draw:style-name="gr3" draw:text-style-name="P1" draw:layer="layout" svg:x1="11.855cm" svg:y1="3.699cm" svg:x2="11.854cm" svg:y2="4.598cm" svg:d="M11855 3699v450h-1v449" svg:viewBox="0 0 2 90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1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11-03T14:27:45</meta:creation-date>
    <dc:date>2020-09-21T17:35:45.964405918</dc:date>
    <meta:editing-duration>PT48M58S</meta:editing-duration>
    <meta:editing-cycles>19</meta:editing-cycles>
    <meta:generator>LibreOffice/6.4.5.2$Linux_X86_64 LibreOffice_project/40$Build-2</meta:generator>
    <meta:document-statistic meta:object-count="42"/>
  </office:meta>
</office:document-meta>
</file>